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ESUS TRINIDAD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ULLCARAY QUISPE, SIMON VICENT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ULLCARAY QUISPE, SIMON VICENT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67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1T00:43:5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